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60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mauris. Mauris ultricies ipsum sem, at posuere sem lacinia id. Quisque eget massa dui. Proin sed imperdiet nibh.</text:p>
      <text:p text:style-name="P1">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text:soft-page-break/>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text:soft-page-break/>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semper nunc luctus ac. Vivamus nec suscipit lorem. Sed sollicitudin sem ut ullamcorper malesuada. Sed vulputate eros sem, ut convallis lectus malesuada sit amet. Nunc molestie, dui id vestibulum 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text:soft-page-break/>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elit. Vivamus blandit nec dolor eu consectetur. Vivamus porta ornare quam sed dictum. Nullam tristique euismod purus et fringilla. Donec ultricies congue tortor, in malesuada mi ultricies a. Sed et hendrerit 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text:soft-page-break/>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Vestibulum lacinia condimentum eros. Aliquam quis accumsan augue. Curabitur aliquet non lacus quis efficitur. Fusce non finibus enim, condimentum facilisis purus. Donec non metus tellus. Proin 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text:soft-page-break/>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consectetur, dolor at malesuada fringilla, erat elit porttitor turpis, a rutrum augue erat nec nisi. Ut 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text:soft-page-break/>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Suspendisse potenti. Mauris sit amet cursus sem. Quisque felis dui, sagittis quis fringilla sit amet, 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text:soft-page-break/>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text:soft-page-break/>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text:soft-page-break/>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text:soft-page-break/>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text:soft-page-break/>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text:soft-page-break/>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text:soft-page-break/>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text:soft-page-break/>fringilla et. Duis vel est ornare leo pellentesque molestie nec eget velit. Fusce eget lectus ante. Aenean dignissim massa ac arcu efficitur hendrerit. Sed commodo dapibus purus, eget tristique dui sollicitudin id.</text:p>
      <text:p text:style-name="P1">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text:soft-page-break/>nisl ligula, malesuada quis euismod sed, imperdiet et mauris. Quisque molestie molestie turpis eu convallis. Pellentesque feugiat enim eget magna rutrum, et vehicula velit finibus.</text:p>
      <text:p text:style-name="P1">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text:soft-page-break/>ipsum vel pharetra. Nulla feugiat gravida urna, quis venenatis dolor. Nunc molestie tortor ut fermentum elementum. Quisque vulputate gravida aliquam. Phasellus hendrerit ligula quam, a pulvinar orci 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ven</meta:initial-creator>
    <meta:creation-date>2023-11-17T10:14:48.296189524</meta:creation-date>
    <dc:date>2023-11-17T14:58:24.508011731</dc:date>
    <dc:creator>steven</dc:creator>
    <meta:editing-duration>PT4H43M37S</meta:editing-duration>
    <meta:editing-cycles>2</meta:editing-cycles>
    <meta:generator>LibreOffice/7.3.2.2$Linux_X86_64 LibreOffice_project/49f2b1bff42cfccbd8f788c8dc32c1c309559be0</meta:generator>
    <meta:document-statistic meta:table-count="0" meta:image-count="0" meta:object-count="0" meta:page-count="17" meta:paragraph-count="109" meta:word-count="10000" meta:character-count="67621" meta:non-whitespace-character-count="57729"/>
  </office:meta>
</office:document-meta>
</file>